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style:font-name="Times New Roman1" style:font-name-asian="Times New Roman1" style:font-name-complex="Times New Roman1"/>
    </style:style>
    <style:style style:name="T2" style:family="text">
      <style:text-properties style:font-name="Times New Roman" style:font-name-asian="Droid Sans" style:font-name-complex="Lohit Hind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bstacle</text:p>
      <text:p text:style-name="Standard">{</text:p>
      <text:p text:style-name="Standard"><text:tab/>bump || facing light <text:span text:style-name="T1">⇒</text:span><text:span text:style-name="T2"> advanceAndAvoid</text:span></text:p>
      <text:p text:style-name="Standard"><text:span text:style-name="T2"><text:tab/>true ⇒</text:span><text:span text:style-name="T1"> orientTowardsLight</text:span></text:p>
      <text:p text:style-name="Standard">}</text:p>
      <text:p text:style-name="Standard"/>
      <text:p text:style-name="Standard">advanceAndAvoid</text:p>
      <text:p text:style-name="Standard">{</text:p>
      <text:p text:style-name="Standard"><text:tab/>bump <text:span text:style-name="T2">⇒ reverseAndRotate()</text:span></text:p>
      <text:p text:style-name="Standard"><text:span text:style-name="T2"><text:tab/>no bump ⇒ drive()</text:span></text:p>
      <text:p text:style-name="Standard">}</text:p>
      <text:p text:style-name="Standard"/>
      <text:p text:style-name="Standard">orientTowardsLight</text:p>
      <text:p text:style-name="Standard">{</text:p>
      <text:p text:style-name="Standard"><text:tab/>can see a light but not centered <text:span text:style-name="T2">⇒ rotateTowardsLight()</text:span></text:p>
      <text:p text:style-name="Standard"><text:tab/>can't see any light <text:span text:style-name="T2">⇒ rotate()</text:span>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Bragg</meta:initial-creator>
    <meta:creation-date>2013-02-05T14:34:16</meta:creation-date>
    <dc:date>2013-02-05T14:46:50</dc:date>
    <dc:creator>Matthew Bragg</dc:creator>
    <meta:editing-duration>PT8M27S</meta:editing-duration>
    <meta:editing-cycles>9</meta:editing-cycles>
    <meta:generator>LibreOffice/3.5$Linux_X86_64 LibreOffice_project/350m1$Build-2</meta:generator>
    <meta:document-statistic meta:table-count="0" meta:image-count="0" meta:object-count="0" meta:page-count="1" meta:paragraph-count="15" meta:word-count="40" meta:character-count="243" meta:non-whitespace-character-count="212"/>
  </office:meta>
</office:document-meta>
</file>